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93cm"/>
    </style:style>
    <style:style style:name="co2" style:family="table-column">
      <style:table-column-properties fo:break-before="auto" style:column-width="3.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pos de dados a serem considerados:</text:p>
          </table:table-cell>
          <table:table-cell table:style-name="ce2" office:value-type="string" calcext:value-type="string">
            <text:p>Dados disponíveis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Históricos de Venda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Quantidade Vendida: Número de unidades vendidas em períodos anteriores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Data e Hora das Vendas: Para identificar padrões sazonais e horários de pico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Preço de Venda: Incluindo descontos e promoções aplicadas anteriormente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Canais de Venda: Informações sobre onde as vendas ocorreram (loja física, online, mobile, etc.)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Devoluções e Cancelamentos: Dados sobre produtos devolvidos ou pedidos cancelados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do Cliente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Informações Demográficas: Idade, gênero, localização geográfica, renda, etc.</text:p>
          </table:table-cell>
          <table:table-cell table:style-name="ce5" office:value-type="string" calcext:value-type="string">
            <text:p>Parcial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Histórico de Compras: Frequência de compras, tipos de produtos comprados, valor médio gasto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Comportamento de Navegação: Páginas visitadas, tempo gasto no site/app, produtos visualizad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Engajamento: Interações com campanhas de marketing, respostas a emails, participação em programas de fidelidade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Feedback e Avaliações: Comentários e avaliações deixadas sobre produtos ou serviç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do Produto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Características do Produto: Tamanho, cor, modelo, especificações técnicas, etc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Categoria e Subcategoria: Classificação hierárquica do produto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Novidades e Lançamentos: Informações sobre produtos recém-introduzidos no mercado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Disponibilidade em Estoque: Níveis atuais de estoque e previsões de reabastecimento.</text:p>
          </table:table-cell>
          <table:table-cell table:style-name="ce5" office:value-type="string" calcext:value-type="string">
            <text:p>Parcial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Popularidade e Tendências: Produtos mais vendidos ou em alta demanda em determinados períodos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Sazonais e Temporai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Estações do Ano: Impacto de diferentes estações nas vendas de certos produtos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Feriados e Datas Comemorativas: Influência de eventos como Natal, Black Friday, Dia das Mães, etc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Tendências Temporais: Mudanças nas preferências do consumidor ao longo do tempo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de Marketing e Publicidade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" office:value-type="string" calcext:value-type="string">
            <text:p>Campanhas Promocionais: Detalhes sobre campanhas atuais e passadas, canais utilizados, orçamento, etc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Gastos com Publicidade: Investimento em diferentes meios de comunicação e seu impacto nas venda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Atividades de Concorrentes: Promoções e campanhas realizadas por concorrentes no mercado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Econômicos e Sociai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" office:value-type="string" calcext:value-type="string">
            <text:p>Indicadores Econômicos: Taxa de desemprego, inflação, poder de compra do consumidor, etc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Tendências de Mercado: Mudanças nas preferências do consumidor, emergências de novos segmentos de mercado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3">
          <table:table-cell table:style-name="ce2" office:value-type="string" calcext:value-type="string">
            <text:p>Eventos Sociais e Culturais: Impacto de eventos locais ou globais que possam influenciar o comportamento de compra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Climáticos e Ambientai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" office:value-type="string" calcext:value-type="string">
            <text:p>Condições Climáticas: Temperatura, precipitação, eventos climáticos extremos que podem afetar as venda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Mudanças Sazonais no Clima: Como variações climáticas sazonais influenciam a demanda por certos produt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Operacionais e Logístico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Tempo de Entrega: Eficiência na entrega de produtos ao cliente.</text:p>
          </table:table-cell>
          <table:table-cell table:style-name="ce5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Custos de Transporte: Impacto dos custos logísticos no preço final e na demanda.</text:p>
          </table:table-cell>
          <table:table-cell table:style-name="ce5" office:value-type="string" calcext:value-type="string">
            <text:p>Não</text:p>
          </table:table-cell>
          <table:table-cell office:value-type="string" calcext:value-type="string">
            <text:p>Confirmar</text:p>
          </table:table-cell>
        </table:table-row>
        <table:table-row table:style-name="ro2">
          <table:table-cell table:style-name="ce2" office:value-type="string" calcext:value-type="string">
            <text:p>Capacidade de Armazenamento: Limitações ou excedentes de espaço para estocagem de produtos.</text:p>
          </table:table-cell>
          <table:table-cell table:style-name="ce5" office:value-type="string" calcext:value-type="string">
            <text:p>Não</text:p>
          </table:table-cell>
          <table:table-cell office:value-type="string" calcext:value-type="string">
            <text:p>Confirmar</text:p>
          </table:table-cell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Online e de Mídias Sociais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" office:value-type="string" calcext:value-type="string">
            <text:p>Engajamento em Mídias Sociais: Curtidas, compartilhamentos, comentários relacionados aos produt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Análises de Sentimento: Percepção geral do público sobre a marca ou produtos específic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Tendências Virais: Impacto de conteúdos virais na demanda por determinados produt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Dados de Navegação e Interação Digital: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" office:value-type="string" calcext:value-type="string">
            <text:p>Cliques e Visualizações: Monitoramento de interações em sites e aplicativos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Taxa de Conversão: Percentual de visitantes que realizam uma compra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>
          <table:table-cell table:style-name="ce2" office:value-type="string" calcext:value-type="string">
            <text:p>Padrões de Abandono de Carrinho: Identificação de momentos em que potenciais clientes desistem da compra.</text:p>
          </table:table-cell>
          <table:table-cell table:style-name="ce5" office:value-type="string" calcext:value-type="string">
            <text:p>Não</text:p>
          </table:table-cell>
          <table:table-cell/>
        </table:table-row>
        <table:table-row table:style-name="ro2" table:number-rows-repeated="8">
          <table:table-cell table:style-name="Default"/>
          <table:table-cell table:number-columns-repeated="2"/>
        </table:table-row>
        <table:table-row table:style-name="ro2" table:number-rows-repeated="104851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A1:Planilha1.B56" table:display-filter-buttons="true">
          <table:filter>
            <table:filter-and>
              <table:filter-condition table:value=" " table:operator="=" table:field-number="1">
                <table:filter-set-item table:value=" "/>
                <table:filter-set-item table:value="Nã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0:55:27.906000000</meta:creation-date>
    <dc:date>2024-08-24T12:51:08.323000000</dc:date>
    <meta:editing-duration>PT1H55M49S</meta:editing-duration>
    <meta:editing-cycles>7</meta:editing-cycles>
    <meta:generator>LibreOffice/7.5.2.2$Windows_X86_64 LibreOffice_project/53bb9681a964705cf672590721dbc85eb4d0c3a2</meta:generator>
    <meta:document-statistic meta:table-count="1" meta:cell-count="104" meta:object-count="0"/>
  </office:meta>
</office:document-meta>
</file>